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oto Sans TC" svg:font-family="'Noto Sans TC'"/>
    <style:font-face style:name="OpenSymbol" svg:font-family="OpenSymbol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1" style:font-size-asian="12pt" style:language-asian="zh" style:country-asian="TW" style:font-style-asian="normal" style:font-weight-asian="normal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Microsoft Jhenghei" style:font-size-asian="12.75pt" style:language-asian="zh" style:country-asian="TW" style:font-style-asian="normal" style:font-weight-asian="normal" style:font-weight-complex="normal"/>
    </style:style>
    <style:style style:name="P4" style:family="paragraph" style:parent-style-name="Standard">
      <style:paragraph-properties style:writing-mode="lr-tb"/>
      <style:text-properties fo:font-variant="normal" fo:text-transform="none" fo:color="#333333" fo:letter-spacing="0.026cm" fo:font-weight="bold" style:font-name-asian="Arial1" style:font-size-asian="12pt" style:language-asian="zh" style:country-asian="TW" style:font-style-asian="normal" style:font-weight-asian="bold" style:font-weight-complex="bold"/>
    </style:style>
    <style:style style:name="P5" style:family="paragraph" style:parent-style-name="Standard">
      <style:paragraph-properties style:writing-mode="lr-tb"/>
      <style:text-properties fo:font-variant="normal" fo:text-transform="none" fo:color="#232a31" fo:letter-spacing="normal" fo:font-weight="normal" style:font-name-asian="YahooSans VF" style:font-size-asian="13.5pt" style:language-asian="zh" style:country-asian="TW" style:font-style-asian="normal" style:font-weight-asian="normal" style:font-weight-complex="normal"/>
    </style:style>
    <style:style style:name="P6" style:family="paragraph" style:parent-style-name="Standard">
      <style:paragraph-properties style:writing-mode="lr-tb"/>
      <style:text-properties fo:font-variant="normal" fo:text-transform="none" fo:color="#232a31" fo:letter-spacing="normal" style:font-name-asian="YahooSans VF" style:font-style-asian="normal" style:font-weight-asian="normal"/>
    </style:style>
    <style:style style:name="P7" style:family="paragraph" style:parent-style-name="Standard">
      <style:paragraph-properties style:writing-mode="lr-tb"/>
    </style:style>
    <style:style style:name="P8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1" style:font-size-asian="12pt" style:language-asian="zh" style:country-asian="TW" style:font-style-asian="normal" style:font-weight-asian="normal" style:font-weight-complex="normal"/>
    </style:style>
    <style:style style:name="P9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Microsoft Jhenghei" style:font-size-asian="12.75pt" style:language-asian="zh" style:country-asian="TW" style:font-style-asian="normal" style:font-weight-asian="normal" style:font-weight-complex="normal"/>
    </style:style>
    <style:style style:name="P10" style:family="paragraph" style:parent-style-name="Standard">
      <style:paragraph-properties style:writing-mode="lr-tb"/>
      <style:text-properties fo:font-variant="normal" fo:text-transform="none" fo:color="#333333" fo:letter-spacing="0.026cm" fo:font-weight="bold" style:font-name-asian="Arial1" style:font-size-asian="12pt" style:language-asian="zh" style:country-asian="TW" style:font-style-asian="normal" style:font-weight-asian="bold" style:font-weight-complex="bold"/>
    </style:style>
    <style:style style:name="P11" style:family="paragraph" style:parent-style-name="Standard">
      <style:paragraph-properties style:writing-mode="lr-tb"/>
      <style:text-properties fo:font-variant="normal" fo:text-transform="none" fo:color="#232a31" fo:letter-spacing="normal" fo:font-weight="normal" style:font-name-asian="YahooSans VF" style:font-size-asian="13.5pt" style:language-asian="zh" style:country-asian="TW" style:font-style-asian="normal" style:font-weight-asian="normal" style:font-weight-complex="normal"/>
    </style:style>
    <style:style style:name="T1" style:family="text">
      <style:text-properties fo:font-variant="normal" fo:text-transform="none" fo:color="#333333" fo:letter-spacing="0.026cm" fo:font-weight="normal" style:font-name-asian="Arial1" style:font-size-asian="12pt" style:language-asian="zh" style:country-asian="TW" style:font-style-asian="normal" style:font-weight-asian="normal" style:font-weight-complex="normal"/>
    </style:style>
    <style:style style:name="T2" style:family="text">
      <style:text-properties fo:font-variant="normal" fo:text-transform="none" fo:color="#232a31" fo:letter-spacing="normal" style:font-name-asian="YahooSans VF" style:font-size-asian="13.5pt" style:font-style-asian="normal" style:font-weight-asian="normal"/>
    </style:style>
    <style:style style:name="T3" style:family="text">
      <style:text-properties fo:color="#333333" fo:letter-spacing="0.026cm" style:font-name-asian="Microsoft Jhenghei" style:font-size-asian="12.75pt"/>
    </style:style>
    <style:style style:name="T4" style:family="text">
      <style:text-properties fo:color="#333333" style:font-name="Microsoft Jhenghei" fo:font-size="12.75pt" fo:letter-spacing="0.026cm" fo:font-style="normal"/>
    </style:style>
    <style:style style:name="T5" style:family="text">
      <style:text-properties style:language-asian="zh" style:country-asian="TW"/>
    </style:style>
    <style:style style:name="T6" style:family="text">
      <style:text-properties style:font-name-asian="Microsoft Jhenghei" style:font-size-asian="12.75pt" style:font-weight-asian="normal"/>
    </style:style>
    <style:style style:name="T7" style:family="text">
      <style:text-properties fo:color="#232a31" fo:letter-spacing="normal" style:font-name-asian="YahooSans VF" style:font-size-asian="13.5pt"/>
    </style:style>
    <style:style style:name="T8" style:family="text">
      <style:text-properties fo:color="#232a31" fo:letter-spacing="normal" style:font-name-asian="YahooSans VF" style:font-size-asian="13.5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年底成交量低迷 <text:s text:c="2"/>(歐美休市)</text:p>
      <text:p text:style-name="P2">，RMB <text:s text:c="2"/>小幅升值</text:p>
      <text:p text:style-name="P6"/>
      <text:p text:style-name="P6">年<text:span text:style-name="T5">底期間</text:span>中國央行持續強力輸血流動性 :</text:p>
      <text:p text:style-name="P6"><text:span text:style-name="T5">上</text:span>周逆<text:span text:style-name="T5">回購金額高達</text:span>7,040億元人民幣，創10月下旬以來單周新高。 </text:p>
      <text:p text:style-name="P6"/>
      <text:p text:style-name="P6">隨著商業活動<text:span text:style-name="T5">慢慢</text:span>恢復，短期內避險情緒<text:span text:style-name="T5">稍微下降</text:span>； </text:p>
      <text:p text:style-name="P6"><text:span text:style-name="T5">昨天</text:span>10年期國債<text:span text:style-name="T5">利率</text:span>較<text:span text:style-name="T5">前一</text:span>日上<text:span text:style-name="T5">升</text:span>1.25bp</text:p>
      <text:p text:style-name="P2"/>
      <text:p text:style-name="P1">///////////////////////////////////////////////////</text:p>
      <text:p text:style-name="P2">股市~~~</text:p>
      <text:p text:style-name="P2">上證 (+0.65%) : 跌深反彈 <text:s text:c="2"/>(反彈幅度小)</text:p>
      <text:p text:style-name="P2"/>
      <text:p text:style-name="P2"><text:span text:style-name="T7">中國首批「確診後康復」民眾回歸，帶動北京餐飲業客流量快速回升，風景區門票預訂量也爆增。</text:span> </text:p>
      <text:p text:style-name="P2"><text:span text:style-name="T7">，北京城區交通壓力首次達到中度擁堵等級, </text:span>餐飲 ,旅遊類股也是昨天的主要領漲類股</text:p>
      <text:p text:style-name="P2"/>
      <text:p text:style-name="P2">(其他領漲):</text:p>
      <text:p text:style-name="P5">工業</text:p>
      <text:p text:style-name="P5">公用事業</text:p>
      <text:p text:style-name="P1"><text:span text:style-name="T1"><text:s/></text:span><text:span text:style-name="T2">新能源族群</text:span> </text:p>
      <text:p text:style-name="P1"/>
      <text:p text:style-name="P2"/>
      <text:p text:style-name="P2">(領跌):</text:p>
      <text:p text:style-name="P4"><text:span text:style-name="T8">房地產類股</text:span><text:span text:style-name="T6"> </text:span></text:p>
      <text:p text:style-name="P4"><text:span text:style-name="T6">醫藥</text:span></text:p>
      <text:p text:style-name="P2"/>
      <text:p text:style-name="P3"/>
      <text:p text:style-name="P2"/>
      <text:p text:style-name="P2">///////////////////////////////////////////////////</text:p>
      <text:p text:style-name="P2">港</text:p>
      <text:p text:style-name="P2">休市</text:p>
      <text:p text:style-name="P2"/>
      <text:p text:style-name="P2">恆生~~~(%) <text:s/></text:p>
      <text:p text:style-name="P2">恆生科技股指數 <text:s/>(%)</text:p>
      <text:p text:style-name="P2">(領跌):</text:p>
      <text:p text:style-name="P2"><text:s/></text:p>
      <text:p text:style-name="P5">///////////////////////////////////////////////////</text:p>
      <text:p text:style-name="P5">~~預測~~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oto Sans TC" svg:font-family="'Noto Sans TC'"/>
    <style:font-face style:name="OpenSymbol" svg:font-family="OpenSymbol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icrosoft YaHei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5T15:59:06.36</meta:creation-date>
    <dc:date>2022-12-26T18:21:19.14</dc:date>
    <meta:editing-duration>PT10H39M21S</meta:editing-duration>
    <meta:editing-cycles>308</meta:editing-cycles>
    <meta:generator>OpenOffice/4.1.7$Win32 OpenOffice.org_project/417m1$Build-9800</meta:generator>
    <meta:document-statistic meta:table-count="0" meta:image-count="0" meta:object-count="0" meta:page-count="1" meta:paragraph-count="27" meta:word-count="256" meta:character-count="467"/>
  </office:meta>
</office:document-meta>
</file>